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tandardnípísmoodstavce" style:family="text">
      <style:text-properties style:font-name-complex="Calibri" style:font-size-complex="11.5pt"/>
    </style:style>
    <style:style style:name="P18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19" style:parent-style-name="Standardnípísmoodstavce" style:family="text">
      <style:text-properties style:font-name-complex="Calibri" style:font-size-complex="11.5pt"/>
    </style:style>
    <style:style style:name="T20" style:parent-style-name="Standardnípísmoodstavce" style:family="text">
      <style:text-properties style:font-name-complex="Calibri" fo:font-weight="bold" style:font-weight-asian="bold" style:font-weight-complex="bold" style:font-size-complex="11.5pt"/>
    </style:style>
    <style:style style:name="T21" style:parent-style-name="Standardnípísmoodstavce" style:family="text">
      <style:text-properties style:font-name-complex="Calibri" style:font-size-complex="11.5pt"/>
    </style:style>
    <style:style style:name="T22" style:parent-style-name="Standardnípísmoodstavce" style:family="text">
      <style:text-properties style:font-name-complex="Calibri" style:font-size-complex="11.5pt"/>
    </style:style>
    <style:style style:name="P23" style:parent-style-name="Normální" style:family="paragraph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5/2020<text:bookmark-end text:name="Text14"/></text:p>
            <text:p text:style-name="Normální">KVOP-38997/2020<text:bookmark-end text:name="Text2"/></text:p>
            <text:p text:style-name="Normální"><text:bookmark-start text:name="Text6"/>14. 09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Mgr. J. Š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magistře,</text:p>
      <text:p text:style-name="Základnítext">dne 7. 9. 2020<text:s/>byla do Kanceláře veřejného ochránce práv doručena Vaše žádost o<text:s/><text:span text:style-name="T17">zaslání Sborníku stanovisek veřejného ochránce práv Vězeňství II.</text:span></text:p>
      <text:p text:style-name="P18"><text:span text:style-name="T19">Ve smyslu zákona o svobodném přístupu k informacím,<text:s/></text:span><text:span text:style-name="T20">Vám k Vaší žádosti poskytuji tyto informace:<text:s/></text:span></text:p>
      <text:p text:style-name="Základnítext"><text:span text:style-name="T21">Sborník stanovisek veřejné</text:span><text:span text:style-name="T22">ho ochránce práv Vězeňství II z roku 2019.</text:span></text:p>
      <text:p text:style-name="podpis"/>
      <text:p text:style-name="podpis"/>
      <text:p text:style-name="podpis"/>
      <text:p text:style-name="podpis"/>
      <text:p text:style-name="podpis"/>
      <text:p text:style-name="podpis">JUDr. Pavel Pořízek, Ph.D.</text:p>
      <text:p text:style-name="podpis">vedoucí Kanceláře veřejného ochránce práv</text:p>
      <text:p text:style-name="Normální"/>
      <text:p text:style-name="Normální"/>
      <text:p text:style-name="Normální"/>
      <text:p text:style-name="P23">Příloha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QYDW*</text:span></text:p>
        <text:p text:style-name="P12"><text:span text:style-name="T13">KVOPX00AQYDW</text:span>KVOPX00AQYDW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9-18T11:58:00Z</meta:creation-date>
    <dc:date>2020-09-18T11:59:00Z</dc:date>
    <meta:print-date>2016-06-27T07:08:00Z</meta:print-date>
    <meta:template xlink:href="KVOP_dopis%20vedoucího" xlink:type="simple"/>
    <meta:editing-cycles>4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82" meta:character-count="568" meta:row-count="4" meta:non-whitespace-character-count="487"/>
  </office:meta>
</office:document-meta>
</file>